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502in"/>
    </style:style>
    <style:style style:name="co5" style:family="table-column">
      <style:table-column-properties fo:break-before="auto" style:column-width="2.9445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8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A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Довжина проблеми, біт</text:p>
          </table:table-cell>
          <table:table-cell office:value-type="string" calcext:value-type="string">
            <text:p>Вузлів, шт</text:p>
          </table:table-cell>
          <table:table-cell office:value-type="string" calcext:value-type="string">
            <text:p>Множник c_1</text:p>
          </table:table-cell>
          <table:table-cell table:style-name="Default" office:value-type="string" calcext:value-type="string">
            <text:p>Час набору відношень, с</text:p>
          </table:table-cell>
          <table:table-cell table:style-name="Default" office:value-type="string" calcext:value-type="string">
            <text:p>Час розв'язання системи, с</text:p>
          </table:table-cell>
          <table:table-cell table:style-name="Default" office:value-type="string" calcext:value-type="string">
            <text:p>Час пошуку власне логарифму, с</text:p>
          </table:table-cell>
          <table:table-cell table:style-name="Default" office:value-type="string" calcext:value-type="string">
            <text:p>Загальний час роботи, с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4639" calcext:value-type="float">
            <text:p>52.46</text:p>
          </table:table-cell>
          <table:table-cell office:value-type="float" office:value="0.195508" calcext:value-type="float">
            <text:p>0.20</text:p>
          </table:table-cell>
          <table:table-cell office:value-type="float" office:value="0.383709" calcext:value-type="float">
            <text:p>0.38</text:p>
          </table:table-cell>
          <table:table-cell table:formula="of:=[.D4]+[.E4]+[.F4]" office:value-type="float" office:value="53.043117" calcext:value-type="float">
            <text:p>53.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976" calcext:value-type="float">
            <text:p>33.98</text:p>
          </table:table-cell>
          <table:table-cell office:value-type="float" office:value="1.00402" calcext:value-type="float">
            <text:p>1.00</text:p>
          </table:table-cell>
          <table:table-cell office:value-type="float" office:value="0.0304852" calcext:value-type="float">
            <text:p>0.03</text:p>
          </table:table-cell>
          <table:table-cell table:formula="of:=[.D5]+[.E5]+[.F5]" office:value-type="float" office:value="35.0105052" calcext:value-type="float">
            <text:p>35.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.6428" calcext:value-type="float">
            <text:p>33.64</text:p>
          </table:table-cell>
          <table:table-cell office:value-type="float" office:value="5.10308" calcext:value-type="float">
            <text:p>5.10</text:p>
          </table:table-cell>
          <table:table-cell office:value-type="float" office:value="0.00899696" calcext:value-type="float">
            <text:p>0.01</text:p>
          </table:table-cell>
          <table:table-cell table:formula="of:=[.D6]+[.E6]+[.F6]" office:value-type="float" office:value="38.75487696" calcext:value-type="float">
            <text:p>38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.7246" calcext:value-type="float">
            <text:p>45.72</text:p>
          </table:table-cell>
          <table:table-cell office:value-type="float" office:value="31.2383" calcext:value-type="float">
            <text:p>31.24</text:p>
          </table:table-cell>
          <table:table-cell office:value-type="float" office:value="0.0247252" calcext:value-type="float">
            <text:p>0.02</text:p>
          </table:table-cell>
          <table:table-cell table:formula="of:=[.D7]+[.E7]+[.F7]" office:value-type="float" office:value="76.9876252" calcext:value-type="float">
            <text:p>76.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7.1852" calcext:value-type="float">
            <text:p>67.19</text:p>
          </table:table-cell>
          <table:table-cell office:value-type="float" office:value="177.556" calcext:value-type="float">
            <text:p>177.56</text:p>
          </table:table-cell>
          <table:table-cell office:value-type="float" office:value="0.00316" calcext:value-type="float">
            <text:p>0.00</text:p>
          </table:table-cell>
          <table:table-cell table:formula="of:=[.D8]+[.E8]+[.F8]" office:value-type="float" office:value="244.74436" calcext:value-type="float">
            <text:p>244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7191" calcext:value-type="float">
            <text:p>27.72</text:p>
          </table:table-cell>
          <table:table-cell office:value-type="float" office:value="0.199495" calcext:value-type="float">
            <text:p>0.20</text:p>
          </table:table-cell>
          <table:table-cell office:value-type="float" office:value="0.0106208" calcext:value-type="float">
            <text:p>0.01</text:p>
          </table:table-cell>
          <table:table-cell table:formula="of:=[.D9]+[.E9]+[.F9]" office:value-type="float" office:value="27.9292158" calcext:value-type="float">
            <text:p>27.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.185" calcext:value-type="float">
            <text:p>18.19</text:p>
          </table:table-cell>
          <table:table-cell office:value-type="float" office:value="0.987188" calcext:value-type="float">
            <text:p>0.99</text:p>
          </table:table-cell>
          <table:table-cell office:value-type="float" office:value="0.229278" calcext:value-type="float">
            <text:p>0.23</text:p>
          </table:table-cell>
          <table:table-cell table:formula="of:=[.D10]+[.E10]+[.F10]" office:value-type="float" office:value="19.401466" calcext:value-type="float">
            <text:p>19.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2434" calcext:value-type="float">
            <text:p>18.24</text:p>
          </table:table-cell>
          <table:table-cell office:value-type="float" office:value="5.21775" calcext:value-type="float">
            <text:p>5.22</text:p>
          </table:table-cell>
          <table:table-cell office:value-type="float" office:value="0.0348978" calcext:value-type="float">
            <text:p>0.03</text:p>
          </table:table-cell>
          <table:table-cell table:formula="of:=[.D11]+[.E11]+[.F11]" office:value-type="float" office:value="23.4960478" calcext:value-type="float">
            <text:p>23.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.3655" calcext:value-type="float">
            <text:p>24.37</text:p>
          </table:table-cell>
          <table:table-cell office:value-type="float" office:value="30.727" calcext:value-type="float">
            <text:p>30.73</text:p>
          </table:table-cell>
          <table:table-cell office:value-type="float" office:value="0.016233" calcext:value-type="float">
            <text:p>0.02</text:p>
          </table:table-cell>
          <table:table-cell table:formula="of:=[.D12]+[.E12]+[.F12]" office:value-type="float" office:value="55.108733" calcext:value-type="float">
            <text:p>55.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.3278" calcext:value-type="float">
            <text:p>39.33</text:p>
          </table:table-cell>
          <table:table-cell office:value-type="float" office:value="172.035" calcext:value-type="float">
            <text:p>172.04</text:p>
          </table:table-cell>
          <table:table-cell office:value-type="float" office:value="0.00640297" calcext:value-type="float">
            <text:p>0.01</text:p>
          </table:table-cell>
          <table:table-cell table:formula="of:=[.D13]+[.E13]+[.F13]" office:value-type="float" office:value="211.36920297" calcext:value-type="float">
            <text:p>211.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.2434" calcext:value-type="float">
            <text:p>14.24</text:p>
          </table:table-cell>
          <table:table-cell office:value-type="float" office:value="0.192905" calcext:value-type="float">
            <text:p>0.19</text:p>
          </table:table-cell>
          <table:table-cell office:value-type="float" office:value="0.184788" calcext:value-type="float">
            <text:p>0.18</text:p>
          </table:table-cell>
          <table:table-cell table:formula="of:=[.D14]+[.E14]+[.F14]" office:value-type="float" office:value="14.621093" calcext:value-type="float">
            <text:p>14.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19294" calcext:value-type="float">
            <text:p>9.19</text:p>
          </table:table-cell>
          <table:table-cell office:value-type="float" office:value="0.957885" calcext:value-type="float">
            <text:p>0.96</text:p>
          </table:table-cell>
          <table:table-cell office:value-type="float" office:value="0.035584" calcext:value-type="float">
            <text:p>0.04</text:p>
          </table:table-cell>
          <table:table-cell table:formula="of:=[.D15]+[.E15]+[.F15]" office:value-type="float" office:value="10.186409" calcext:value-type="float">
            <text:p>10.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4719" calcext:value-type="float">
            <text:p>9.47</text:p>
          </table:table-cell>
          <table:table-cell office:value-type="float" office:value="4.83752" calcext:value-type="float">
            <text:p>4.84</text:p>
          </table:table-cell>
          <table:table-cell office:value-type="float" office:value="0.0143518" calcext:value-type="float">
            <text:p>0.01</text:p>
          </table:table-cell>
          <table:table-cell table:formula="of:=[.D16]+[.E16]+[.F16]" office:value-type="float" office:value="14.3237718" calcext:value-type="float">
            <text:p>14.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.1453" calcext:value-type="float">
            <text:p>13.15</text:p>
          </table:table-cell>
          <table:table-cell office:value-type="float" office:value="28.9439" calcext:value-type="float">
            <text:p>28.94</text:p>
          </table:table-cell>
          <table:table-cell office:value-type="float" office:value="0.00333905" calcext:value-type="float">
            <text:p>0.00</text:p>
          </table:table-cell>
          <table:table-cell table:formula="of:=[.D17]+[.E17]+[.F17]" office:value-type="float" office:value="42.09253905" calcext:value-type="float">
            <text:p>42.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.2443" calcext:value-type="float">
            <text:p>22.24</text:p>
          </table:table-cell>
          <table:table-cell office:value-type="float" office:value="150.992" calcext:value-type="float">
            <text:p>150.99</text:p>
          </table:table-cell>
          <table:table-cell office:value-type="float" office:value="0.00318313" calcext:value-type="float">
            <text:p>0.00</text:p>
          </table:table-cell>
          <table:table-cell table:formula="of:=[.D18]+[.E18]+[.F18]" office:value-type="float" office:value="173.23948313" calcext:value-type="float">
            <text:p>173.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7.162" calcext:value-type="float">
            <text:p>277.16</text:p>
          </table:table-cell>
          <table:table-cell office:value-type="float" office:value="0.652997" calcext:value-type="float">
            <text:p>0.65</text:p>
          </table:table-cell>
          <table:table-cell office:value-type="float" office:value="0.264236" calcext:value-type="float">
            <text:p>0.26</text:p>
          </table:table-cell>
          <table:table-cell table:formula="of:=[.D19]+[.E19]+[.F19]" office:value-type="float" office:value="278.079233" calcext:value-type="float">
            <text:p>278.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3.205" calcext:value-type="float">
            <text:p>993.21</text:p>
          </table:table-cell>
          <table:table-cell office:value-type="float" office:value="22.187" calcext:value-type="float">
            <text:p>22.19</text:p>
          </table:table-cell>
          <table:table-cell office:value-type="float" office:value="2.11408" calcext:value-type="float">
            <text:p>2.11</text:p>
          </table:table-cell>
          <table:table-cell table:formula="of:=[.D20]+[.E20]+[.F20]" office:value-type="float" office:value="1017.50608" calcext:value-type="float">
            <text:p>1017.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14.51" calcext:value-type="float">
            <text:p>1114.51</text:p>
          </table:table-cell>
          <table:table-cell office:value-type="float" office:value="129.028" calcext:value-type="float">
            <text:p>129.03</text:p>
          </table:table-cell>
          <table:table-cell office:value-type="float" office:value="1.01528" calcext:value-type="float">
            <text:p>1.02</text:p>
          </table:table-cell>
          <table:table-cell table:formula="of:=[.D21]+[.E21]+[.F21]" office:value-type="float" office:value="1244.55328" calcext:value-type="float">
            <text:p>1244.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89.99" calcext:value-type="float">
            <text:p>1489.99</text:p>
          </table:table-cell>
          <table:table-cell office:value-type="float" office:value="739.446" calcext:value-type="float">
            <text:p>739.45</text:p>
          </table:table-cell>
          <table:table-cell office:value-type="float" office:value="0.389623" calcext:value-type="float">
            <text:p>0.39</text:p>
          </table:table-cell>
          <table:table-cell table:formula="of:=[.D22]+[.E22]+[.F22]" office:value-type="float" office:value="2229.825623" calcext:value-type="float">
            <text:p>2229.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48.96" calcext:value-type="float">
            <text:p>2248.96</text:p>
          </table:table-cell>
          <table:table-cell office:value-type="float" office:value="4459.38" calcext:value-type="float">
            <text:p>4459.38</text:p>
          </table:table-cell>
          <table:table-cell office:value-type="float" office:value="0.452281" calcext:value-type="float">
            <text:p>0.45</text:p>
          </table:table-cell>
          <table:table-cell table:formula="of:=[.D23]+[.E23]+[.F23]" office:value-type="float" office:value="6708.792281" calcext:value-type="float">
            <text:p>6708.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.6128" calcext:value-type="float">
            <text:p>84.61</text:p>
          </table:table-cell>
          <table:table-cell office:value-type="float" office:value="0.421427" calcext:value-type="float">
            <text:p>0.42</text:p>
          </table:table-cell>
          <table:table-cell office:value-type="float" office:value="0.00853801" calcext:value-type="float">
            <text:p>0.01</text:p>
          </table:table-cell>
          <table:table-cell table:formula="of:=[.D24]+[.E24]+[.F24]" office:value-type="float" office:value="85.04276501" calcext:value-type="float">
            <text:p>85.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.746" calcext:value-type="float">
            <text:p>154.75</text:p>
          </table:table-cell>
          <table:table-cell office:value-type="float" office:value="5.46803" calcext:value-type="float">
            <text:p>5.47</text:p>
          </table:table-cell>
          <table:table-cell office:value-type="float" office:value="0.753962" calcext:value-type="float">
            <text:p>0.75</text:p>
          </table:table-cell>
          <table:table-cell table:formula="of:=[.D25]+[.E25]+[.F25]" office:value-type="float" office:value="160.967992" calcext:value-type="float">
            <text:p>160.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6.933" calcext:value-type="float">
            <text:p>546.93</text:p>
          </table:table-cell>
          <table:table-cell office:value-type="float" office:value="128.801" calcext:value-type="float">
            <text:p>128.80</text:p>
          </table:table-cell>
          <table:table-cell office:value-type="float" office:value="1.18236" calcext:value-type="float">
            <text:p>1.18</text:p>
          </table:table-cell>
          <table:table-cell table:formula="of:=[.D26]+[.E26]+[.F26]" office:value-type="float" office:value="676.91636" calcext:value-type="float">
            <text:p>676.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69.545" calcext:value-type="float">
            <text:p>769.55</text:p>
          </table:table-cell>
          <table:table-cell office:value-type="float" office:value="735.396" calcext:value-type="float">
            <text:p>735.40</text:p>
          </table:table-cell>
          <table:table-cell office:value-type="float" office:value="0.0391722" calcext:value-type="float">
            <text:p>0.04</text:p>
          </table:table-cell>
          <table:table-cell table:formula="of:=[.D27]+[.E27]+[.F27]" office:value-type="float" office:value="1504.9801722" calcext:value-type="float">
            <text:p>1504.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26.69" calcext:value-type="float">
            <text:p>1126.69</text:p>
          </table:table-cell>
          <table:table-cell office:value-type="float" office:value="4394.24" calcext:value-type="float">
            <text:p>4394.24</text:p>
          </table:table-cell>
          <table:table-cell office:value-type="float" office:value="0.485485" calcext:value-type="float">
            <text:p>0.49</text:p>
          </table:table-cell>
          <table:table-cell table:formula="of:=[.D28]+[.E28]+[.F28]" office:value-type="float" office:value="5521.415485" calcext:value-type="float">
            <text:p>5521.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2.7757" calcext:value-type="float">
            <text:p>72.78</text:p>
          </table:table-cell>
          <table:table-cell office:value-type="float" office:value="1.07848" calcext:value-type="float">
            <text:p>1.08</text:p>
          </table:table-cell>
          <table:table-cell office:value-type="float" office:value="4.40447" calcext:value-type="float">
            <text:p>4.40</text:p>
          </table:table-cell>
          <table:table-cell table:formula="of:=[.D29]+[.E29]+[.F29]" office:value-type="float" office:value="78.25865" calcext:value-type="float">
            <text:p>78.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6.291" calcext:value-type="float">
            <text:p>316.29</text:p>
          </table:table-cell>
          <table:table-cell office:value-type="float" office:value="17.2219" calcext:value-type="float">
            <text:p>17.22</text:p>
          </table:table-cell>
          <table:table-cell office:value-type="float" office:value="0.850064" calcext:value-type="float">
            <text:p>0.85</text:p>
          </table:table-cell>
          <table:table-cell table:formula="of:=[.D30]+[.E30]+[.F30]" office:value-type="float" office:value="334.362964" calcext:value-type="float">
            <text:p>334.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7.472" calcext:value-type="float">
            <text:p>307.47</text:p>
          </table:table-cell>
          <table:table-cell office:value-type="float" office:value="120.628" calcext:value-type="float">
            <text:p>120.63</text:p>
          </table:table-cell>
          <table:table-cell office:value-type="float" office:value="0.854276" calcext:value-type="float">
            <text:p>0.85</text:p>
          </table:table-cell>
          <table:table-cell table:formula="of:=[.D31]+[.E31]+[.F31]" office:value-type="float" office:value="428.954276" calcext:value-type="float">
            <text:p>428.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9.206" calcext:value-type="float">
            <text:p>369.21</text:p>
          </table:table-cell>
          <table:table-cell office:value-type="float" office:value="718.882" calcext:value-type="float">
            <text:p>718.88</text:p>
          </table:table-cell>
          <table:table-cell office:value-type="float" office:value="0.493045" calcext:value-type="float">
            <text:p>0.49</text:p>
          </table:table-cell>
          <table:table-cell table:formula="of:=[.D32]+[.E32]+[.F32]" office:value-type="float" office:value="1088.581045" calcext:value-type="float">
            <text:p>1088.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34.723" calcext:value-type="float">
            <text:p>534.72</text:p>
          </table:table-cell>
          <table:table-cell office:value-type="float" office:value="3903.62" calcext:value-type="float">
            <text:p>3903.62</text:p>
          </table:table-cell>
          <table:table-cell office:value-type="float" office:value="0.245203" calcext:value-type="float">
            <text:p>0.25</text:p>
          </table:table-cell>
          <table:table-cell table:formula="of:=[.D33]+[.E33]+[.F33]" office:value-type="float" office:value="4438.588203" calcext:value-type="float">
            <text:p>4438.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56.63" calcext:value-type="float">
            <text:p>5756.63</text:p>
          </table:table-cell>
          <table:table-cell office:value-type="float" office:value="10.0164" calcext:value-type="float">
            <text:p>10.02</text:p>
          </table:table-cell>
          <table:table-cell office:value-type="float" office:value="39.8676" calcext:value-type="float">
            <text:p>39.87</text:p>
          </table:table-cell>
          <table:table-cell table:formula="of:=[.D34]+[.E34]+[.F34]" office:value-type="float" office:value="5806.514" calcext:value-type="float">
            <text:p>5806.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27.25" calcext:value-type="float">
            <text:p>4027.25</text:p>
          </table:table-cell>
          <table:table-cell office:value-type="float" office:value="51.481" calcext:value-type="float">
            <text:p>51.48</text:p>
          </table:table-cell>
          <table:table-cell office:value-type="float" office:value="3.91291" calcext:value-type="float">
            <text:p>3.91</text:p>
          </table:table-cell>
          <table:table-cell table:formula="of:=[.D35]+[.E35]+[.F35]" office:value-type="float" office:value="4082.64391" calcext:value-type="float">
            <text:p>4082.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76.69" calcext:value-type="float">
            <text:p>3776.69</text:p>
          </table:table-cell>
          <table:table-cell office:value-type="float" office:value="307.035" calcext:value-type="float">
            <text:p>307.04</text:p>
          </table:table-cell>
          <table:table-cell office:value-type="float" office:value="0.45025" calcext:value-type="float">
            <text:p>0.45</text:p>
          </table:table-cell>
          <table:table-cell table:formula="of:=[.D36]+[.E36]+[.F36]" office:value-type="float" office:value="4084.17525" calcext:value-type="float">
            <text:p>4084.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98.08" calcext:value-type="float">
            <text:p>4598.08</text:p>
          </table:table-cell>
          <table:table-cell office:value-type="float" office:value="1703.58" calcext:value-type="float">
            <text:p>1703.58</text:p>
          </table:table-cell>
          <table:table-cell office:value-type="float" office:value="4.02667" calcext:value-type="float">
            <text:p>4.03</text:p>
          </table:table-cell>
          <table:table-cell table:formula="of:=[.D37]+[.E37]+[.F37]" office:value-type="float" office:value="6305.68667" calcext:value-type="float">
            <text:p>6305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25.07" calcext:value-type="float">
            <text:p>3025.07</text:p>
          </table:table-cell>
          <table:table-cell office:value-type="float" office:value="9.96875" calcext:value-type="float">
            <text:p>9.97</text:p>
          </table:table-cell>
          <table:table-cell office:value-type="float" office:value="0.650841" calcext:value-type="float">
            <text:p>0.65</text:p>
          </table:table-cell>
          <table:table-cell table:formula="of:=[.D38]+[.E38]+[.F38]" office:value-type="float" office:value="3035.689591" calcext:value-type="float">
            <text:p>3035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61.77" calcext:value-type="float">
            <text:p>1861.77</text:p>
          </table:table-cell>
          <table:table-cell office:value-type="float" office:value="47.0112" calcext:value-type="float">
            <text:p>47.01</text:p>
          </table:table-cell>
          <table:table-cell office:value-type="float" office:value="11.9398" calcext:value-type="float">
            <text:p>11.94</text:p>
          </table:table-cell>
          <table:table-cell table:formula="of:=[.D39]+[.E39]+[.F39]" office:value-type="float" office:value="1920.721" calcext:value-type="float">
            <text:p>1920.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54.45" calcext:value-type="float">
            <text:p>2054.45</text:p>
          </table:table-cell>
          <table:table-cell office:value-type="float" office:value="305.663" calcext:value-type="float">
            <text:p>305.66</text:p>
          </table:table-cell>
          <table:table-cell office:value-type="float" office:value="5.38419" calcext:value-type="float">
            <text:p>5.38</text:p>
          </table:table-cell>
          <table:table-cell table:formula="of:=[.D40]+[.E40]+[.F40]" office:value-type="float" office:value="2365.49719" calcext:value-type="float">
            <text:p>2365.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8.86" calcext:value-type="float">
            <text:p>2298.86</text:p>
          </table:table-cell>
          <table:table-cell office:value-type="float" office:value="1658.75" calcext:value-type="float">
            <text:p>1658.75</text:p>
          </table:table-cell>
          <table:table-cell office:value-type="float" office:value="0.682877" calcext:value-type="float">
            <text:p>0.68</text:p>
          </table:table-cell>
          <table:table-cell table:formula="of:=[.D41]+[.E41]+[.F41]" office:value-type="float" office:value="3958.292877" calcext:value-type="float">
            <text:p>3958.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36.23" calcext:value-type="float">
            <text:p>1636.23</text:p>
          </table:table-cell>
          <table:table-cell office:value-type="float" office:value="10.0738" calcext:value-type="float">
            <text:p>10.07</text:p>
          </table:table-cell>
          <table:table-cell office:value-type="float" office:value="7.6292" calcext:value-type="float">
            <text:p>7.63</text:p>
          </table:table-cell>
          <table:table-cell table:formula="of:=[.D42]+[.E42]+[.F42]" office:value-type="float" office:value="1653.933" calcext:value-type="float">
            <text:p>1653.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21.835" calcext:value-type="float">
            <text:p>921.84</text:p>
          </table:table-cell>
          <table:table-cell office:value-type="float" office:value="49.7883" calcext:value-type="float">
            <text:p>49.79</text:p>
          </table:table-cell>
          <table:table-cell office:value-type="float" office:value="1.13353" calcext:value-type="float">
            <text:p>1.13</text:p>
          </table:table-cell>
          <table:table-cell table:formula="of:=[.D43]+[.E43]+[.F43]" office:value-type="float" office:value="972.75683" calcext:value-type="float">
            <text:p>972.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94.017" calcext:value-type="float">
            <text:p>894.02</text:p>
          </table:table-cell>
          <table:table-cell office:value-type="float" office:value="282.657" calcext:value-type="float">
            <text:p>282.66</text:p>
          </table:table-cell>
          <table:table-cell office:value-type="float" office:value="1.50553" calcext:value-type="float">
            <text:p>1.51</text:p>
          </table:table-cell>
          <table:table-cell table:formula="of:=[.D44]+[.E44]+[.F44]" office:value-type="float" office:value="1178.17953" calcext:value-type="float">
            <text:p>1178.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66.73" calcext:value-type="float">
            <text:p>1166.73</text:p>
          </table:table-cell>
          <table:table-cell office:value-type="float" office:value="1526" calcext:value-type="float">
            <text:p>1526.00</text:p>
          </table:table-cell>
          <table:table-cell office:value-type="float" office:value="0.617637" calcext:value-type="float">
            <text:p>0.62</text:p>
          </table:table-cell>
          <table:table-cell table:formula="of:=[.D45]+[.E45]+[.F45]" office:value-type="float" office:value="2693.347637" calcext:value-type="float">
            <text:p>2693.3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7098639" calcext:value-type="float">
            <text:p>98709863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5704463" calcext:value-type="float">
            <text:p>16257044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52230347" calcext:value-type="float">
            <text:p>365223034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203978779" calcext:value-type="float">
            <text:p>72039787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201409147" calcext:value-type="float">
            <text:p>1320140914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986620087" calcext:value-type="float">
            <text:p>2898662008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460133559" calcext:value-type="float">
            <text:p>6546013355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202112963" calcext:value-type="float">
            <text:p>12320211296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9821704543" calcext:value-type="float">
            <text:p>22982170454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3267454323" calcext:value-type="float">
            <text:p>53326745432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4069006083" calcext:value-type="float">
            <text:p>92406900608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58719841319" calcext:value-type="float">
            <text:p>215871984131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83048044167" calcext:value-type="float">
            <text:p>358304804416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42336464227" calcext:value-type="float">
            <text:p>854233646422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745605566839" calcext:value-type="float">
            <text:p>1374560556683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691082173687" calcext:value-type="float">
            <text:p>28691082173687</text:p>
          </table:table-cell>
          <table:table-cell office:value-type="float" office:value="609" calcext:value-type="float">
            <text:p>609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5744167" calcext:value-type="float">
            <text:p>945744167</text:p>
          </table:table-cell>
          <table:table-cell office:value-type="float" office:value="1.11649" calcext:value-type="float">
            <text:p>1.12</text:p>
          </table:table-cell>
          <table:table-cell office:value-type="float" office:value="0.016715" calcext:value-type="float">
            <text:p>0.02</text:p>
          </table:table-cell>
          <table:table-cell office:value-type="float" office:value="1.13420683" calcext:value-type="float">
            <text:p>1.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68557539" calcext:value-type="float">
            <text:p>2068557539</text:p>
          </table:table-cell>
          <table:table-cell office:value-type="float" office:value="1.93604" calcext:value-type="float">
            <text:p>1.94</text:p>
          </table:table-cell>
          <table:table-cell office:value-type="float" office:value="0.0230291" calcext:value-type="float">
            <text:p>0.02</text:p>
          </table:table-cell>
          <table:table-cell office:value-type="float" office:value="1.95931491" calcext:value-type="float">
            <text:p>1.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34994179" calcext:value-type="float">
            <text:p>4034994179</text:p>
          </table:table-cell>
          <table:table-cell office:value-type="float" office:value="2.03828" calcext:value-type="float">
            <text:p>2.04</text:p>
          </table:table-cell>
          <table:table-cell office:value-type="float" office:value="0.0265169" calcext:value-type="float">
            <text:p>0.03</text:p>
          </table:table-cell>
          <table:table-cell office:value-type="float" office:value="2.065315937" calcext:value-type="float">
            <text:p>2.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57803663" calcext:value-type="float">
            <text:p>8157803663</text:p>
          </table:table-cell>
          <table:table-cell office:value-type="float" office:value="2.72321" calcext:value-type="float">
            <text:p>2.72</text:p>
          </table:table-cell>
          <table:table-cell office:value-type="float" office:value="0.0295801" calcext:value-type="float">
            <text:p>0.03</text:p>
          </table:table-cell>
          <table:table-cell office:value-type="float" office:value="2.752925999" calcext:value-type="float">
            <text:p>2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039104463" calcext:value-type="float">
            <text:p>17039104463</text:p>
          </table:table-cell>
          <table:table-cell office:value-type="float" office:value="4.20379" calcext:value-type="float">
            <text:p>4.20</text:p>
          </table:table-cell>
          <table:table-cell office:value-type="float" office:value="0.0383768" calcext:value-type="float">
            <text:p>0.04</text:p>
          </table:table-cell>
          <table:table-cell office:value-type="float" office:value="4.24372892" calcext:value-type="float">
            <text:p>4.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263084839" calcext:value-type="float">
            <text:p>34263084839</text:p>
          </table:table-cell>
          <table:table-cell office:value-type="float" office:value="4.23713" calcext:value-type="float">
            <text:p>4.24</text:p>
          </table:table-cell>
          <table:table-cell office:value-type="float" office:value="0.045485" calcext:value-type="float">
            <text:p>0.05</text:p>
          </table:table-cell>
          <table:table-cell office:value-type="float" office:value="4.28463488" calcext:value-type="float">
            <text:p>4.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409461863" calcext:value-type="float">
            <text:p>60409461863</text:p>
          </table:table-cell>
          <table:table-cell office:value-type="float" office:value="6.12742" calcext:value-type="float">
            <text:p>6.13</text:p>
          </table:table-cell>
          <table:table-cell office:value-type="float" office:value="0.055078" calcext:value-type="float">
            <text:p>0.06</text:p>
          </table:table-cell>
          <table:table-cell office:value-type="float" office:value="6.182908795" calcext:value-type="float">
            <text:p>6.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539400903" calcext:value-type="float">
            <text:p>113539400903</text:p>
          </table:table-cell>
          <table:table-cell office:value-type="float" office:value="7.34668" calcext:value-type="float">
            <text:p>7.35</text:p>
          </table:table-cell>
          <table:table-cell office:value-type="float" office:value="0.0596421" calcext:value-type="float">
            <text:p>0.06</text:p>
          </table:table-cell>
          <table:table-cell office:value-type="float" office:value="7.40887103" calcext:value-type="float">
            <text:p>7.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8382446663" calcext:value-type="float">
            <text:p>218382446663</text:p>
          </table:table-cell>
          <table:table-cell office:value-type="float" office:value="9.5235" calcext:value-type="float">
            <text:p>9.52</text:p>
          </table:table-cell>
          <table:table-cell office:value-type="float" office:value="0.0722792" calcext:value-type="float">
            <text:p>0.07</text:p>
          </table:table-cell>
          <table:table-cell office:value-type="float" office:value="9.5979202" calcext:value-type="float">
            <text:p>9.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7711253243" calcext:value-type="float">
            <text:p>487711253243</text:p>
          </table:table-cell>
          <table:table-cell office:value-type="float" office:value="13.5846" calcext:value-type="float">
            <text:p>13.58</text:p>
          </table:table-cell>
          <table:table-cell office:value-type="float" office:value="0.0899959" calcext:value-type="float">
            <text:p>0.09</text:p>
          </table:table-cell>
          <table:table-cell office:value-type="float" office:value="13.67740876" calcext:value-type="float">
            <text:p>13.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9513846239" calcext:value-type="float">
            <text:p>999513846239</text:p>
          </table:table-cell>
          <table:table-cell office:value-type="float" office:value="17.4404" calcext:value-type="float">
            <text:p>17.44</text:p>
          </table:table-cell>
          <table:table-cell office:value-type="float" office:value="0.109675" calcext:value-type="float">
            <text:p>0.11</text:p>
          </table:table-cell>
          <table:table-cell office:value-type="float" office:value="17.5550899" calcext:value-type="float">
            <text:p>17.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64397559403" calcext:value-type="float">
            <text:p>1964397559403</text:p>
          </table:table-cell>
          <table:table-cell office:value-type="float" office:value="25.699" calcext:value-type="float">
            <text:p>25.70</text:p>
          </table:table-cell>
          <table:table-cell office:value-type="float" office:value="0.126225" calcext:value-type="float">
            <text:p>0.13</text:p>
          </table:table-cell>
          <table:table-cell office:value-type="float" office:value="25.838637" calcext:value-type="float">
            <text:p>25.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77212687739" calcext:value-type="float">
            <text:p>4277212687739</text:p>
          </table:table-cell>
          <table:table-cell office:value-type="float" office:value="34.8158" calcext:value-type="float">
            <text:p>34.82</text:p>
          </table:table-cell>
          <table:table-cell office:value-type="float" office:value="0.157737" calcext:value-type="float">
            <text:p>0.16</text:p>
          </table:table-cell>
          <table:table-cell office:value-type="float" office:value="34.97722677" calcext:value-type="float">
            <text:p>34.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16742765987" calcext:value-type="float">
            <text:p>8716742765987</text:p>
          </table:table-cell>
          <table:table-cell office:value-type="float" office:value="46.2317" calcext:value-type="float">
            <text:p>46.23</text:p>
          </table:table-cell>
          <table:table-cell office:value-type="float" office:value="0.19352" calcext:value-type="float">
            <text:p>0.19</text:p>
          </table:table-cell>
          <table:table-cell office:value-type="float" office:value="46.442827" calcext:value-type="float">
            <text:p>46.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881038401307" calcext:value-type="float">
            <text:p>16881038401307</text:p>
          </table:table-cell>
          <table:table-cell office:value-type="float" office:value="59.7171" calcext:value-type="float">
            <text:p>59.72</text:p>
          </table:table-cell>
          <table:table-cell office:value-type="float" office:value="0.210302" calcext:value-type="float">
            <text:p>0.21</text:p>
          </table:table-cell>
          <table:table-cell office:value-type="float" office:value="59.9913711" calcext:value-type="float">
            <text:p>59.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316349747443" calcext:value-type="float">
            <text:p>28316349747443</text:p>
          </table:table-cell>
          <table:table-cell office:value-type="float" office:value="82.0708" calcext:value-type="float">
            <text:p>82.07</text:p>
          </table:table-cell>
          <table:table-cell office:value-type="float" office:value="0.243416" calcext:value-type="float">
            <text:p>0.24</text:p>
          </table:table-cell>
          <table:table-cell office:value-type="float" office:value="82.32014499" calcext:value-type="float">
            <text:p>82.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247361397723" calcext:value-type="float">
            <text:p>53247361397723</text:p>
          </table:table-cell>
          <table:table-cell office:value-type="float" office:value="88.024" calcext:value-type="float">
            <text:p>88.02</text:p>
          </table:table-cell>
          <table:table-cell office:value-type="float" office:value="0.294846" calcext:value-type="float">
            <text:p>0.29</text:p>
          </table:table-cell>
          <table:table-cell office:value-type="float" office:value="88.3449049" calcext:value-type="float">
            <text:p>88.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5620449517879" calcext:value-type="float">
            <text:p>105620449517879</text:p>
          </table:table-cell>
          <table:table-cell office:value-type="float" office:value="137.498" calcext:value-type="float">
            <text:p>137.50</text:p>
          </table:table-cell>
          <table:table-cell office:value-type="float" office:value="0.359957" calcext:value-type="float">
            <text:p>0.36</text:p>
          </table:table-cell>
          <table:table-cell office:value-type="float" office:value="137.86438596" calcext:value-type="float">
            <text:p>137.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0294212685819" calcext:value-type="float">
            <text:p>230294212685819</text:p>
          </table:table-cell>
          <table:table-cell office:value-type="float" office:value="159.544" calcext:value-type="float">
            <text:p>159.54</text:p>
          </table:table-cell>
          <table:table-cell office:value-type="float" office:value="0.418039" calcext:value-type="float">
            <text:p>0.42</text:p>
          </table:table-cell>
          <table:table-cell office:value-type="float" office:value="159.962494856" calcext:value-type="float">
            <text:p>159.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275180119799" calcext:value-type="float">
            <text:p>489275180119799</text:p>
          </table:table-cell>
          <table:table-cell office:value-type="float" office:value="130.496" calcext:value-type="float">
            <text:p>130.50</text:p>
          </table:table-cell>
          <table:table-cell office:value-type="float" office:value="0.52315" calcext:value-type="float">
            <text:p>0.52</text:p>
          </table:table-cell>
          <table:table-cell office:value-type="float" office:value="131.02196692" calcext:value-type="float">
            <text:p>131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2448880062645E+015" calcext:value-type="float">
            <text:p>1124488800626450</text:p>
          </table:table-cell>
          <table:table-cell office:value-type="float" office:value="165.185" calcext:value-type="float">
            <text:p>165.19</text:p>
          </table:table-cell>
          <table:table-cell office:value-type="float" office:value="2.93252" calcext:value-type="float">
            <text:p>2.93</text:p>
          </table:table-cell>
          <table:table-cell office:value-type="float" office:value="168.71319" calcext:value-type="float">
            <text:p>168.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05903116277376E+015" calcext:value-type="float">
            <text:p>2059031162773760</text:p>
          </table:table-cell>
          <table:table-cell office:value-type="float" office:value="234.99" calcext:value-type="float">
            <text:p>234.99</text:p>
          </table:table-cell>
          <table:table-cell office:value-type="float" office:value="7.5737" calcext:value-type="float">
            <text:p>7.57</text:p>
          </table:table-cell>
          <table:table-cell office:value-type="float" office:value="243.62275" calcext:value-type="float">
            <text:p>243.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66942524764673E+015" calcext:value-type="float">
            <text:p>3669425247646730</text:p>
          </table:table-cell>
          <table:table-cell office:value-type="float" office:value="334.351" calcext:value-type="float">
            <text:p>334.35</text:p>
          </table:table-cell>
          <table:table-cell office:value-type="float" office:value="8.6036" calcext:value-type="float">
            <text:p>8.60</text:p>
          </table:table-cell>
          <table:table-cell office:value-type="float" office:value="342.95731606" calcext:value-type="float">
            <text:p>342.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38555457325203E+015" calcext:value-type="float">
            <text:p>8385554573252030</text:p>
          </table:table-cell>
          <table:table-cell office:value-type="float" office:value="472.342" calcext:value-type="float">
            <text:p>472.34</text:p>
          </table:table-cell>
          <table:table-cell office:value-type="float" office:value="10.8985" calcext:value-type="float">
            <text:p>10.90</text:p>
          </table:table-cell>
          <table:table-cell office:value-type="float" office:value="483.529092" calcext:value-type="float">
            <text:p>483.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71724093151627E+016" calcext:value-type="float">
            <text:p>17172409315162700</text:p>
          </table:table-cell>
          <table:table-cell office:value-type="float" office:value="522.502" calcext:value-type="float">
            <text:p>522.50</text:p>
          </table:table-cell>
          <table:table-cell office:value-type="float" office:value="10.6377" calcext:value-type="float">
            <text:p>10.64</text:p>
          </table:table-cell>
          <table:table-cell office:value-type="float" office:value="533.333862" calcext:value-type="float">
            <text:p>533.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38333867315541E+016" calcext:value-type="float">
            <text:p>33833386731554100</text:p>
          </table:table-cell>
          <table:table-cell office:value-type="float" office:value="611.223" calcext:value-type="float">
            <text:p>611.22</text:p>
          </table:table-cell>
          <table:table-cell office:value-type="float" office:value="15.0619" calcext:value-type="float">
            <text:p>15.06</text:p>
          </table:table-cell>
          <table:table-cell office:value-type="float" office:value="626.407924" calcext:value-type="float">
            <text:p>626.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53892804469827E+016" calcext:value-type="float">
            <text:p>55389280446982700</text:p>
          </table:table-cell>
          <table:table-cell office:value-type="float" office:value="777.892" calcext:value-type="float">
            <text:p>777.89</text:p>
          </table:table-cell>
          <table:table-cell office:value-type="float" office:value="13.3888" calcext:value-type="float">
            <text:p>13.39</text:p>
          </table:table-cell>
          <table:table-cell office:value-type="float" office:value="791.63376" calcext:value-type="float">
            <text:p>791.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3817813234596E+017" calcext:value-type="float">
            <text:p>138178132345960000</text:p>
          </table:table-cell>
          <table:table-cell office:value-type="float" office:value="1037.86" calcext:value-type="float">
            <text:p>1037.86</text:p>
          </table:table-cell>
          <table:table-cell office:value-type="float" office:value="20.7092" calcext:value-type="float">
            <text:p>20.71</text:p>
          </table:table-cell>
          <table:table-cell office:value-type="float" office:value="1060.72915" calcext:value-type="float">
            <text:p>1060.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77368454508973E+017" calcext:value-type="float">
            <text:p>277368454508973000</text:p>
          </table:table-cell>
          <table:table-cell office:value-type="float" office:value="1275.74" calcext:value-type="float">
            <text:p>1275.74</text:p>
          </table:table-cell>
          <table:table-cell office:value-type="float" office:value="25.1249" calcext:value-type="float">
            <text:p>25.12</text:p>
          </table:table-cell>
          <table:table-cell office:value-type="float" office:value="1305.09499" calcext:value-type="float">
            <text:p>1305.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60348731213192E+017" calcext:value-type="float">
            <text:p>560348731213192000</text:p>
          </table:table-cell>
          <table:table-cell office:value-type="float" office:value="1173.48" calcext:value-type="float">
            <text:p>1173.48</text:p>
          </table:table-cell>
          <table:table-cell office:value-type="float" office:value="29.4615" calcext:value-type="float">
            <text:p>29.46</text:p>
          </table:table-cell>
          <table:table-cell office:value-type="float" office:value="1207.83052" calcext:value-type="float">
            <text:p>1207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4782659326875E+018" calcext:value-type="float">
            <text:p>1147826593268750000</text:p>
          </table:table-cell>
          <table:table-cell office:value-type="float" office:value="1300.25" calcext:value-type="float">
            <text:p>1300.25</text:p>
          </table:table-cell>
          <table:table-cell office:value-type="float" office:value="35.3453" calcext:value-type="float">
            <text:p>35.35</text:p>
          </table:table-cell>
          <table:table-cell office:value-type="float" office:value="1335.6381109" calcext:value-type="float">
            <text:p>1335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1:14:29.144075000</meta:creation-date>
    <meta:generator>LibreOffice/4.3.7.2$MacOSX_X86_64 LibreOffice_project/8a35821d8636a03b8bf4e15b48f59794652c68ba</meta:generator>
    <dc:date>2016-05-31T23:38:12.212538000</dc:date>
    <meta:editing-duration>P3DT7H34M52S</meta:editing-duration>
    <meta:editing-cycles>4</meta:editing-cycles>
    <meta:document-statistic meta:table-count="3" meta:cell-count="504" meta:object-count="0"/>
  </office:meta>
</office:document-meta>
</file>